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<text:a xlink:type="simple" xlink:href="http://en.wikipedia.org/wiki/Computer_science">computer science</text:a>, <text:span text:style-name="T1">merge sort</text:span> or <text:span text:style-name="T1">mergesort</text:span> is an (bild) <text:a xlink:type="simple" xlink:href="http://en.wikipedia.org/wiki/Comparison_sort">comparison-based</text:a> <text:a xlink:type="simple" xlink:href="http://en.wikipedia.org/wiki/Sorting_algorithm">sorting algorithm</text:a>. It is <text:a xlink:type="simple" xlink:href="http://en.wikipedia.org/wiki/Sorting_algorithm#Classification">stable</text:a>, meaning that it preserves the input order of equal elements in the sorted output. It is an example of the <text:a xlink:type="simple" xlink:href="http://en.wikipedia.org/wiki/Divide_and_conquer_algorithm">divide and conquer</text:a> algorithmic paradigm. It was invented by <text:a xlink:type="simple" xlink:href="http://en.wikipedia.org/wiki/John_von_Neumann">John von Neumann</text:a> in <text:a xlink:type="simple" xlink:href="http://en.wikipedia.org/wiki/1945">1945</text:a>. </text:p>
      <text:p text:style-name="Standard"/>
      <text:h text:style-name="Heading_20_2" text:outline-level="2" text:is-list-header="true">Algorithm</text:h>
      <text:p text:style-name="Text_20_body">Conceptually, merge sort works as follows:</text:p>
      <text:list text:style-name="L1">
        <text:list-item>
          <text:p text:style-name="P3">Divide the unsorted list into two sublists of about half the size </text:p>
        </text:list-item>
        <text:list-item>
          <text:p text:style-name="P3">Divide each of the two sublists <text:a xlink:type="simple" xlink:href="http://en.wikipedia.org/wiki/Recursion">recursively</text:a> until we have list sizes of length 1, in which case the list itself is returned </text:p>
        </text:list-item>
        <text:list-item>
          <text:p text:style-name="P1"><text:a xlink:type="simple" xlink:href="http://en.wikipedia.org/wiki/Merge_algorithm">Merge</text:a> the two sublists back into one sorted list. </text:p>
        </text:list-item>
      </text:list>
      <text:p text:style-name="Text_20_body">Mergesort incorporates two main ideas to improve its runtime:</text:p>
      <text:list text:style-name="L2">
        <text:list-item>
          <text:p text:style-name="P5">A small list will take fewer steps to sort than a large list. </text:p>
        </text:list-item>
        <text:list-item>
          <text:p text:style-name="P2">Fewer steps are required to construct a sorted list from two sorted lists than two unsorted lists. For example, you only have to traverse each list once if they're already sorted (see the <text:a xlink:type="simple" xlink:href="http://en.wikipedia.org/wiki/Merge_algorithm">merge</text:a> function below for an example implementation). </text:p>
        </text:list-item>
      </text:list>
      <text:p text:style-name="Text_20_body">Example: Using mergesort to sort a list of integers contained in an <text:a xlink:type="simple" xlink:href="http://en.wikipedia.org/wiki/Array">array</text:a>:</text:p>
      <text:p text:style-name="Text_20_body">Suppose we have an array A with indices ranging from A’first to A’Last. We apply mergesort to A(A’first..A’centre) and A(centre+1..A’Last) - where centre is the integer part of (A’first + A’Last)/2. When the two halves are returned they will have been sorted. They can now be merged together to form a sorted array.</text:p>
      <text:p text:style-name="Text_20_body">In a simple <text:a xlink:type="simple" xlink:href="http://en.wikipedia.org/wiki/Pseudocode">pseudocode</text:a> form, the algorithm could look something like thi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29:04</dc:date>
    <meta:editing-cycles>1</meta:editing-cycles>
    <meta:editing-duration>PT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46" meta:character-count="1418"/>
  </office:meta>
</office:document-meta>
</file>